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fill-color="#ffcc99" draw:textarea-horizontal-align="justify" draw:textarea-vertical-align="middle" draw:auto-grow-height="false" fo:min-height="1.058cm" fo:min-width="2.6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8.798cm"/>
    </style:style>
    <style:style style:name="gr3" style:family="graphic" style:parent-style-name="standard">
      <style:graphic-properties svg:stroke-color="#ff420e" draw:fill="none" draw:fill-color="#ffcc99" draw:textarea-horizontal-align="justify" draw:textarea-vertical-align="middle" draw:auto-grow-height="false" fo:min-height="0.766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0000" draw:fill-color="#ff9999" draw:textarea-horizontal-align="justify" draw:textarea-vertical-align="middle" draw:auto-grow-height="false" fo:min-height="0.766cm" fo:min-width="2.639cm"/>
    </style:style>
    <style:style style:name="gr6" style:family="graphic" style:parent-style-name="standard">
      <style:graphic-properties svg:stroke-color="#cc9900" svg:stroke-opacity="90%" draw:fill-color="#ffff99" draw:textarea-horizontal-align="justify" draw:textarea-vertical-align="middle" draw:auto-grow-height="false" fo:min-height="0.766cm" fo:min-width="2.6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579d1c" draw:fill-color="#ccffcc" draw:textarea-horizontal-align="justify" draw:textarea-vertical-align="middle" draw:auto-grow-height="false" fo:min-height="1.566cm" fo:min-width="2.639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cc99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39cm" svg:height="1.308cm" svg:x="6.751cm" svg:y="6.564cm">
          <text:p text:style-name="P1"><text:span text:style-name="T1">Bolt</text:span></text:p>
          <text:p text:style-name="P1"><text:span text:style-name="T2">Main interface to </text:span></text:p>
          <text:p text:style-name="P1"><text:span text:style-name="T2">Bolt Framework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709cm" svg:height="1.986cm" svg:x="0.222cm" svg:y="0.177cm">
          <draw:text-box>
            <text:p>Bolt – Planning over the Task Graph</text:p>
            <text:p><text:span text:style-name="T3">Copies the </text:span><text:span text:style-name="T3">sparse graph </text:span><text:span text:style-name="T3">twice into the </text:span><text:span text:style-name="T3">task graph, </text:span><text:span text:style-name="T3">with different </text:span><text:span text:style-name="T3">“task” levels, </text:span><text:span text:style-name="T3">and inserts </text:span><text:span text:style-name="T3">Discartes </text:span><text:span text:style-name="T3">graph in </text:span><text:span text:style-name="T3">middle</text:span></text:p>
            <text:p><text:span text:style-name="T3">Dave </text:span><text:span text:style-name="T3">Coleman</text:span></text:p>
          </draw:text-box>
        </draw:frame>
        <draw:custom-shape draw:style-name="gr3" draw:text-style-name="P4" xml:id="id1" draw:id="id1" draw:layer="layout" svg:width="3.429cm" svg:height="1.016cm" svg:x="3.302cm" svg:y="3.556cm">
          <text:p text:style-name="P1"><text:span text:style-name="T2">Appli</text:span><text:span text:style-name="T2">catio</text:span><text:span text:style-name="T2">n</text:span><text:span text:style-name="T2"><text:line-break/></text:span><text:span text:style-name="T2">(bolt</text:span><text:span text:style-name="T2">_2d, </text:span><text:span text:style-name="T2">bolt_</text:span><text:span text:style-name="T2">hilge</text:span><text:span text:style-name="T2">ndor</text:span><text:span text:style-name="T2">f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016cm" svg:y1="4.572cm" svg:x2="6.751cm" svg:y2="7.218cm" draw:start-shape="id1" draw:start-glue-point="2" draw:end-shape="id2" draw:end-glue-point="3" svg:d="M5016 4572l1735 2646" svg:viewBox="0 0 1736 2647">
          <text:p/>
        </draw:connector>
        <draw:custom-shape draw:style-name="gr5" draw:text-style-name="P6" xml:id="id4" draw:id="id4" draw:layer="layout" svg:width="3.139cm" svg:height="1.016cm" svg:x="12.863cm" svg:y="3.683cm">
          <text:p text:style-name="P1"><text:span text:style-name="T1">Sp</text:span><text:span text:style-name="T1">ars</text:span><text:span text:style-name="T1">eG</text:span><text:span text:style-name="T1">rap</text:span><text:span text:style-name="T1">h</text:span></text:p>
          <text:p text:style-name="P1"><text:span text:style-name="T2">Ba</text:span><text:span text:style-name="T2">se</text:span><text:span text:style-name="T2">d </text:span><text:span text:style-name="T2">on </text:span><text:span text:style-name="T2">bo</text:span><text:span text:style-name="T2">ost</text:span><text:span text:style-name="T2">::gr</text:span><text:span text:style-name="T2">ap</text:span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3.139cm" svg:height="1.016cm" svg:x="12.863cm" svg:y="6.755cm">
          <text:p text:style-name="P1"><text:span text:style-name="T1">TaskGraph</text:span></text:p>
          <text:p text:style-name="P1"><text:span text:style-name="T2">Based on </text:span><text:span text:style-name="T2">boost::graph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89cm" svg:y1="7.218cm" svg:x2="12.863cm" svg:y2="7.263cm" draw:start-shape="id2" draw:start-glue-point="1" draw:end-shape="id3" draw:end-glue-point="3" svg:d="M9890 7218l2973 45" svg:viewBox="0 0 2974 46">
          <text:p/>
        </draw:connector>
        <draw:connector draw:style-name="gr7" draw:text-style-name="P8" draw:layer="layout" draw:type="line" svg:x1="14.432cm" svg:y1="4.699cm" svg:x2="14.432cm" svg:y2="6.755cm" draw:start-shape="id4" draw:start-glue-point="2" draw:end-shape="id3" draw:end-glue-point="0" svg:d="M14432 4699v2056" svg:viewBox="0 0 1 2057">
          <text:p text:style-name="P1"><text:span text:style-name="T4">gene</text:span><text:span text:style-name="T4">rateT</text:span><text:span text:style-name="T4">askS</text:span><text:span text:style-name="T4">pace(</text:span><text:span text:style-name="T4">)</text:span></text:p>
        </draw:connector>
        <draw:custom-shape draw:style-name="gr8" draw:text-style-name="P9" xml:id="id5" draw:id="id5" draw:layer="layout" svg:width="3.139cm" svg:height="1.816cm" svg:x="12.863cm" svg:y="8.89cm">
          <text:p text:style-name="P1"><text:span text:style-name="T1">BoltPlanner</text:span></text:p>
          <text:p text:style-name="P1"><text:span text:style-name="T2">Uses A* to find a valid </text:span></text:p>
          <text:p text:style-name="P1"><text:span text:style-name="T2">Path through graph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9.89cm" svg:y1="7.218cm" svg:x2="12.863cm" svg:y2="9.798cm" draw:start-shape="id2" draw:start-glue-point="1" draw:end-shape="id5" draw:end-glue-point="3" svg:d="M9890 7218l2973 2580" svg:viewBox="0 0 2974 2581">
          <text:p text:style-name="P1"><text:span text:style-name="T5">solve()</text:span></text:p>
        </draw:connector>
        <draw:connector draw:style-name="gr4" draw:text-style-name="P5" draw:layer="layout" draw:type="line" svg:x1="14.432cm" svg:y1="7.771cm" svg:x2="14.432cm" svg:y2="8.89cm" draw:start-shape="id3" draw:start-glue-point="2" draw:end-shape="id5" svg:d="M14432 7771v1119" svg:viewBox="0 0 1 1120">
          <text:p/>
        </draw:connector>
        <draw:connector draw:style-name="gr7" draw:text-style-name="P10" draw:layer="layout" draw:type="line" svg:x1="6.731cm" svg:y1="4.064cm" svg:x2="12.863cm" svg:y2="7.263cm" draw:start-shape="id1" draw:start-glue-point="1" draw:end-shape="id3" svg:d="M6731 4064l6132 3199" svg:viewBox="0 0 6133 3200">
          <text:p text:style-name="P1"><text:span text:style-name="T5">populateBoltGraph()</text:span></text:p>
          <text:p text:style-name="P1"><text:span text:style-name="T5">(Descartes graph inserted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05:32.295360616</meta:creation-date>
    <dc:date>2016-08-10T19:03:34.612508063</dc:date>
    <meta:editing-duration>PT42M19S</meta:editing-duration>
    <meta:editing-cycles>10</meta:editing-cycles>
    <meta:generator>LibreOffice/5.1.4.2$Linux_X86_64 LibreOffice_project/10m0$Build-2</meta:generator>
    <meta:document-statistic meta:object-count="12"/>
  </office:meta>
</office:document-meta>
</file>